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92c4d8" officeooo:paragraph-rsid="0092c4d8" style:font-weight-asian="normal" style:font-weight-complex="normal"/>
    </style:style>
    <style:style style:name="P19" style:family="paragraph" style:parent-style-name="Standard">
      <style:text-properties style:text-underline-style="none" fo:font-weight="normal" officeooo:rsid="00930ba1" officeooo:paragraph-rsid="00930ba1" style:font-weight-asian="normal" style:font-weight-complex="normal"/>
    </style:style>
    <style:style style:name="P20"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1"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3" style:family="paragraph" style:parent-style-name="Standard">
      <style:text-properties style:text-underline-style="none" fo:font-weight="normal" officeooo:rsid="00990058" officeooo:paragraph-rsid="00990058" style:font-weight-asian="normal" style:font-weight-complex="normal"/>
    </style:style>
    <style:style style:name="P24" style:family="paragraph" style:parent-style-name="Standard">
      <style:text-properties style:text-underline-style="none" fo:font-weight="normal" officeooo:rsid="00a01e11" officeooo:paragraph-rsid="00a1472b" style:font-weight-asian="normal" style:font-weight-complex="normal"/>
    </style:style>
    <style:style style:name="P25" style:family="paragraph" style:parent-style-name="Standard">
      <style:text-properties style:text-underline-style="none" fo:font-weight="normal" officeooo:rsid="00a2b168" officeooo:paragraph-rsid="00a3aad8" style:font-weight-asian="normal" style:font-weight-complex="normal"/>
    </style:style>
    <style:style style:name="P26" style:family="paragraph" style:parent-style-name="Standard">
      <style:text-properties style:text-underline-style="none" fo:font-weight="normal" officeooo:rsid="00ac3ad9" officeooo:paragraph-rsid="00acb408" style:font-weight-asian="normal" style:font-weight-complex="normal"/>
    </style:style>
    <style:style style:name="P27" style:family="paragraph" style:parent-style-name="Standard">
      <style:text-properties style:text-underline-style="none" fo:font-weight="normal" officeooo:rsid="00b7306f" officeooo:paragraph-rsid="00b7306f"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2" style:family="paragraph" style:parent-style-name="Standard">
      <style:text-properties officeooo:paragraph-rsid="009770fe"/>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6" style:family="paragraph" style:parent-style-name="Standard">
      <style:text-properties officeooo:paragraph-rsid="00a2b168"/>
    </style:style>
    <style:style style:name="P37" style:family="paragraph" style:parent-style-name="Standard">
      <style:paragraph-properties fo:margin-left="0in" fo:margin-right="0in" fo:text-indent="0in" style:auto-text-indent="false"/>
      <style:text-properties fo:font-style="normal" style:text-underline-style="none" fo:font-weight="normal" officeooo:rsid="00ac3ad9" officeooo:paragraph-rsid="00acb408" style:font-style-asian="normal" style:font-weight-asian="normal" style:font-style-complex="normal" style:font-weight-complex="normal"/>
    </style:style>
    <style:style style:name="P38"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9"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40" style:family="paragraph" style:parent-style-name="Standard" style:list-style-name="L2">
      <style:text-properties officeooo:paragraph-rsid="009bda2a"/>
    </style:style>
    <style:style style:name="P41" style:family="paragraph" style:parent-style-name="Standard" style:list-style-name="L2">
      <style:text-properties officeooo:rsid="009bda2a" officeooo:paragraph-rsid="009bda2a"/>
    </style:style>
    <style:style style:name="P42" style:family="paragraph" style:parent-style-name="Standard" style:list-style-name="L3">
      <style:text-properties officeooo:rsid="00a3aad8" officeooo:paragraph-rsid="00a3aad8"/>
    </style:style>
    <style:style style:name="P43" style:family="paragraph" style:parent-style-name="Standard" style:list-style-name="L3">
      <style:text-properties officeooo:rsid="00a31125" officeooo:paragraph-rsid="00a3aad8"/>
    </style:style>
    <style:style style:name="P44" style:family="paragraph" style:parent-style-name="Standard" style:list-style-name="L4">
      <style:text-properties officeooo:paragraph-rsid="009e1311"/>
    </style:style>
    <style:style style:name="P45" style:family="paragraph" style:parent-style-name="Standard" style:list-style-name="L4">
      <style:text-properties officeooo:paragraph-rsid="00bd4607"/>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officeooo:rsid="008b1937"/>
    </style:style>
    <style:style style:name="T22" style:family="text">
      <style:text-properties officeooo:rsid="008ffc32"/>
    </style:style>
    <style:style style:name="T23" style:family="text">
      <style:text-properties officeooo:rsid="009236ad"/>
    </style:style>
    <style:style style:name="T24" style:family="text">
      <style:text-properties officeooo:rsid="0092c4d8"/>
    </style:style>
    <style:style style:name="T25" style:family="text">
      <style:text-properties officeooo:rsid="00945de9"/>
    </style:style>
    <style:style style:name="T26" style:family="text">
      <style:text-properties officeooo:rsid="009543db"/>
    </style:style>
    <style:style style:name="T27" style:family="text">
      <style:text-properties officeooo:rsid="0096d8c3"/>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96d8c3" style:font-weight-asian="normal" style:font-weight-complex="normal"/>
    </style:style>
    <style:style style:name="T30" style:family="text">
      <style:text-properties style:text-underline-style="none" fo:font-weight="normal" officeooo:rsid="0095b5ed" style:font-weight-asian="normal" style:font-weight-complex="normal"/>
    </style:style>
    <style:style style:name="T31" style:family="text">
      <style:text-properties style:text-underline-style="none" fo:font-weight="normal" officeooo:rsid="009ae103" style:font-weight-asian="normal" style:font-weight-complex="normal"/>
    </style:style>
    <style:style style:name="T32" style:family="text">
      <style:text-properties style:text-underline-style="none" fo:font-weight="normal" officeooo:rsid="009b931a" style:font-weight-asian="normal" style:font-weight-complex="normal"/>
    </style:style>
    <style:style style:name="T33" style:family="text">
      <style:text-properties style:text-underline-style="none" fo:font-weight="normal" officeooo:rsid="009bda2a" style:font-weight-asian="normal" style:font-weight-complex="normal"/>
    </style:style>
    <style:style style:name="T34" style:family="text">
      <style:text-properties style:text-underline-style="none" fo:font-weight="normal" officeooo:rsid="00a056b8" style:font-weight-asian="normal" style:font-weight-complex="normal"/>
    </style:style>
    <style:style style:name="T35" style:family="text">
      <style:text-properties style:text-underline-style="none" fo:font-weight="normal" officeooo:rsid="00a2b168" style:font-weight-asian="normal" style:font-weight-complex="normal"/>
    </style:style>
    <style:style style:name="T36" style:family="text">
      <style:text-properties style:text-underline-style="none" fo:font-weight="normal" officeooo:rsid="00a31125" style:font-weight-asian="normal" style:font-weight-complex="normal"/>
    </style:style>
    <style:style style:name="T37" style:family="text">
      <style:text-properties officeooo:rsid="009770fe"/>
    </style:style>
    <style:style style:name="T38" style:family="text">
      <style:text-properties officeooo:rsid="00990058"/>
    </style:style>
    <style:style style:name="T39" style:family="text">
      <style:text-properties officeooo:rsid="009ae103"/>
    </style:style>
    <style:style style:name="T40" style:family="text">
      <style:text-properties officeooo:rsid="00a0ea82"/>
    </style:style>
    <style:style style:name="T41" style:family="text">
      <style:text-properties officeooo:rsid="00a1472b"/>
    </style:style>
    <style:style style:name="T42" style:family="text">
      <style:text-properties officeooo:rsid="00a2b168"/>
    </style:style>
    <style:style style:name="T43" style:family="text">
      <style:text-properties officeooo:rsid="00a5fe75"/>
    </style:style>
    <style:style style:name="T44" style:family="text">
      <style:text-properties officeooo:rsid="00acb408"/>
    </style:style>
    <style:style style:name="T45" style:family="text">
      <style:text-properties officeooo:rsid="00ae2b65"/>
    </style:style>
    <style:style style:name="T46" style:family="text">
      <style:text-properties fo:font-style="normal" style:text-underline-style="none" fo:font-weight="normal" officeooo:rsid="009e1311" style:font-style-asian="normal" style:font-weight-asian="normal" style:font-style-complex="normal" style:font-weight-complex="normal"/>
    </style:style>
    <style:style style:name="T47" style:family="text">
      <style:text-properties fo:font-style="normal" style:text-underline-style="none" fo:font-weight="normal" officeooo:rsid="00ae2b65" style:font-style-asian="normal" style:font-weight-asian="normal" style:font-style-complex="normal" style:font-weight-complex="normal"/>
    </style:style>
    <style:style style:name="T48" style:family="text">
      <style:text-properties fo:font-style="normal" style:text-underline-style="none" fo:font-weight="normal" officeooo:rsid="00b7306f" style:font-style-asian="normal" style:font-weight-asian="normal" style:font-style-complex="normal" style:font-weight-complex="normal"/>
    </style:style>
    <style:style style:name="T49" style:family="text">
      <style:text-properties fo:font-style="normal" style:text-underline-style="none" fo:font-weight="normal" officeooo:rsid="00bd4607" style:font-style-asian="normal" style:font-weight-asian="normal" style:font-style-complex="normal" style:font-weight-complex="normal"/>
    </style:style>
    <style:style style:name="T50" style:family="text">
      <style:text-properties officeooo:rsid="00930ba1"/>
    </style:style>
    <style:style style:name="T51" style:family="text">
      <style:text-properties officeooo:rsid="00b01d1a"/>
    </style:style>
    <style:style style:name="T52" style:family="text">
      <style:text-properties officeooo:rsid="00b2f89b"/>
    </style:style>
    <style:style style:name="T53" style:family="text">
      <style:text-properties style:text-underline-style="solid" style:text-underline-width="auto" style:text-underline-color="font-color"/>
    </style:style>
    <style:style style:name="T54" style:family="text">
      <style:text-properties officeooo:rsid="00bb52be"/>
    </style:style>
    <style:style style:name="T55" style:family="text">
      <style:text-properties officeooo:rsid="00bd5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5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Marr<text:span text:style-name="T55">ó</text:span>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23">0</text:span><text:span text:style-name="T55">4/05</text:span> <text:span text:style-name="T23">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1">Answer in English unless requested to do </text:span><text:span text:style-name="T22">so</text:span><text:span text:style-name="T21"> otherwise.</text:span></text:p>
      <text:p text:style-name="P6"/>
      <text:p text:style-name="P30">Task <text:span text:style-name="T37">1</text:span><text:span text:style-name="T14"> </text:span><text:span text:style-name="T18">(</text:span><text:span text:style-name="T43">6</text:span><text:span text:style-name="T18"> pts)</text:span></text:p>
      <text:p text:style-name="P32"><text:span text:style-name="T29">Although </text:span><text:span text:style-name="T30">Spanish </text:span><text:span text:style-name="T29">and </text:span><text:span text:style-name="T30">English </text:span><text:span text:style-name="T29">are part of the Indo-European family of languages</text:span><text:span text:style-name="T30">, and Chines</text:span><text:span text:style-name="T29">e is a member of the </text:span>Sino-Tibetan language group, <text:span text:style-name="T27">all are rich and beautiful </text:span><text:span text:style-name="T37">constructs</text:span><text:span text:style-name="T27"> for human communication.</text:span></text:p>
      <text:p text:style-name="P14">1. Briefly highlight the major similarities and differences that you perceive as a student of these three languages.</text:p>
      <text:p text:style-name="P14"/>
      <text:p text:style-name="P29">Task <text:span text:style-name="T37">2</text:span> <text:span text:style-name="T18">(</text:span><text:span text:style-name="T26">9</text:span><text:span text:style-name="T18"> pts)</text:span></text:p>
      <text:p text:style-name="P18">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4">U</text:span>niversity <text:span text:style-name="T24">P</text:span>ress.</text:p></text:note-body></text:note> provides a systems modeling perspective. </text:p>
      <text:list xml:id="list1578568736" text:style-name="L1">
        <text:list-item>
          <text:p text:style-name="P38">From your perspective, is the reduction of language into linguistic elements (e.g., phonetics, morphology, semantics, grammar, etc.) helpful? Explain why or why not. </text:p>
        </text:list-item>
      </text:list>
      <text:p text:style-name="P19"/>
      <text:p text:style-name="P19">As mentioned in class, Zipfś Law and Dirichlet models are now standard components in machine learning (i.e., artificial intelligence). <text:span text:style-name="T25">As far back as 2005 Yamamoto and Sadamitsu</text:span><text:span text:style-name="T25"><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5"> reported that,</text:span></text:p>
      <text:p text:style-name="P35">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0"><text:soft-page-break/>2. What is <text:span text:style-name="T51">meant by </text:span>a generative text model?</text:p>
      <text:p text:style-name="P22">3. What <text:span text:style-name="T38">is the basis for </text:span>the <text:span text:style-name="T38">Bayesian </text:span>probability computation<text:span text:style-name="T26">s</text:span> <text:span text:style-name="T51">used by </text:span><text:span text:style-name="T50">Dirichlet </text:span>models?</text:p>
      <text:p text:style-name="P21"/>
      <text:p text:style-name="P29">Task <text:span text:style-name="T15">3 </text:span><text:span text:style-name="T18">(</text:span><text:span text:style-name="T43">9</text:span><text:span text:style-name="T18"> pts)</text:span></text:p>
      <text:p text:style-name="P23">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39">planetary </text:span>threshold in the Earth System that possibly would be triggered by cascading failures of tipping point elements such as the Greenland Ice Sheet, the Amazon Rainforest, etc. </text:p>
      <text:list xml:id="list3941364844" text:style-name="L2">
        <text:list-item>
          <text:p text:style-name="P39">What is meant by the term, “planetary threshold”?</text:p>
        </text:list-item>
        <text:list-item>
          <text:p text:style-name="P40"><text:span text:style-name="T31">Briefly explain how the analogy of the Earth as a marble on a Chinese checkerboard is useful in describing </text:span><text:span text:style-name="T32">where the Earth has been (</text:span><text:span text:style-name="T31">Earth’s biogeophysical state </text:span><text:span text:style-name="T32">during the glacial-interglcial cycles of the </text:span>Quaternary<text:span text:style-name="T32"> </text:span><text:span text:style-name="T33">Period</text:span><text:span text:style-name="T32">), and where it may be headed (Hothouse Earth).</text:span></text:p>
        </text:list-item>
        <text:list-item>
          <text:p text:style-name="P41"><text:span text:style-name="T28">Already cited over 4000 times, this paper is a landmark not only for its systems analysis </text:span><text:span text:style-name="T34">of climate change</text:span><text:span text:style-name="T28">, but also for its bold statements calling for fundamental changes in human societies. Briefly describe <text:s/>these changes.</text:span></text:p>
        </text:list-item>
      </text:list>
      <text:p text:style-name="P17"/>
      <text:p text:style-name="P28">Task <text:span text:style-name="T12">4 </text:span><text:span text:style-name="T18">(</text:span><text:span text:style-name="T43">6</text:span><text:span text:style-name="T18"> pts)</text:span></text:p>
      <text:p text:style-name="P24"><text:span text:style-name="T40">Advocates of a</text:span>cademic writing <text:span text:style-name="T40">persistently cling to the use of the third person point of view as a necessary and even obligatory stylistic element. And </text:span><text:span text:style-name="T41">yet, as noted b</text:span><text:span text:style-name="T42">y</text:span><text:span text:style-name="T41"> </text:span><text:span text:style-name="T40">Hyland and Jiang</text:span><text:span text:style-name="T40"><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0">, there may be a </text:span><text:span text:style-name="T42">trend to a </text:span><text:span text:style-name="T40">more relaxed “feel” in some published works,</text:span></text:p>
      <text:p text:style-name="P33">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6"><text:span text:style-name="T35">After examining a corpus of </text:span>2.2 million words <text:span text:style-name="T42">from </text:span><text:span text:style-name="T35">the five top journals in four disciplines for ten key features </text:span><text:span text:style-name="T36">(features </text:span><text:span text:style-name="T35">regarded by applied linguists and style guide authors as representing informalit</text:span><text:span text:style-name="T36">y)</text:span><text:span text:style-name="T35">, Hyland and Jiang report the following,</text:span></text:p>
      <text:p text:style-name="P34">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4"/>
      <text:list xml:id="list2819936813" text:style-name="L3">
        <text:list-item>
          <text:p text:style-name="P42">Based on the findings of Hyland and Jiang <text:span text:style-name="T45">given above</text:span>, should we continue to embrace <text:span text:style-name="T54">an </text:span>academic style <text:span text:style-name="T54">that uses the third person point of view</text:span>? Why?</text:p>
        </text:list-item>
        <text:list-item>
          <text:p text:style-name="P43">What are your thoughts on academic style? Do you think that informalities in written academic discourse lessen the genre’s authority? Do you enjoy writing in an academic style?</text:p>
        </text:list-item>
      </text:list>
      <text:p text:style-name="P25"/>
      <text:p text:style-name="P25"/>
      <text:p text:style-name="P28">Task <text:span text:style-name="T13">5 </text:span><text:span text:style-name="T18">(</text:span><text:span text:style-name="T44">6</text:span><text:span text:style-name="T18"> pts)</text:span></text:p>
      <text:p text:style-name="P37"><text:span text:style-name="T54">Writing concise and accurate summaries is no trivial task. </text:span>Summarize the <text:span text:style-name="T53">entire</text:span> novel, "Charlotte's Web" in about one+ paragraph(s).</text:p>
      <text:p text:style-name="P26"/>
      <text:p text:style-name="P26"/>
      <text:p text:style-name="P26"><text:soft-page-break/></text:p>
      <text:p text:style-name="P31">Task <text:span text:style-name="T13">6 </text:span><text:span text:style-name="T18">(</text:span><text:span text:style-name="T45">3</text:span><text:span text:style-name="T18"> pts)</text:span></text:p>
      <text:p text:style-name="P27">Hang on to your hat, there’s even more vocabulary to come!</text:p>
      <text:p text:style-name="P27"/>
      <text:list xml:id="list3158473389" text:style-name="L4">
        <text:list-item>
          <text:p text:style-name="P44"><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science” </text:span><text:span text:style-name="T46">vocab</text:span><text:span text:style-name="T47">ulary words.</text:span></text:p>
        </text:list-item>
        <text:list-item>
          <text:p text:style-name="P45"><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literature” </text:span><text:span text:style-name="T46">vocab</text:span><text:span text:style-name="T47">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28T16:38:44.515067164</dc:date>
    <meta:editing-duration>PT13H13M32S</meta:editing-duration>
    <meta:editing-cycles>113</meta:editing-cycles>
    <meta:generator>LibreOffice/7.3.7.2$Linux_X86_64 LibreOffice_project/30$Build-2</meta:generator>
    <meta:document-statistic meta:table-count="1" meta:image-count="1" meta:object-count="0" meta:page-count="3" meta:paragraph-count="45" meta:word-count="976" meta:character-count="6082" meta:non-whitespace-character-count="5154"/>
  </office:meta>
</office:document-meta>
</file>